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ner </meta:initial-creator>
    <meta:creation-date>2015-05-06T16:50:55</meta:creation-date>
    <meta:generator>LibreOffice/3.5$Linux_x86 LibreOffice_project/350m1$Build-2</meta:generator>
    <dc:date>2015-05-06T16:51:29</dc:date>
    <dc:creator>abner 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